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102cm" svg:stroke-color="#ffff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7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0cm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98cm"/>
    </style:style>
    <style:style style:name="pr1" style:family="presentation" style:parent-style-name="lyt-bluegrey-title">
      <style:graphic-properties draw:fill-color="#ffffff" draw:auto-grow-height="true" fo:min-height="3.006cm"/>
    </style:style>
    <style:style style:name="pr2" style:family="presentation" style:parent-style-name="lyt-bluegrey-subtitle">
      <style:graphic-properties draw:fill-color="#ffffff" draw:auto-grow-height="true" fo:min-height="11.88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00"/>
    </style:style>
    <style:style style:name="P3" style:family="paragraph">
      <style:paragraph-properties fo:margin-left="0cm" fo:margin-right="0cm" fo:text-indent="0cm"/>
      <style:text-properties fo:color="#ffff00" fo:font-size="27.3999996185303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color="#ffffff"/>
    </style:style>
    <style:style style:name="P8" style:family="paragraph">
      <style:text-properties fo:color="#ffff00" fo:font-weight="bold" style:font-weight-asian="bold" style:font-weight-complex="bold"/>
    </style:style>
    <style:style style:name="P9" style:family="paragraph">
      <style:text-properties fo:color="#ffcc99" fo:font-size="20pt" style:font-size-asian="20pt" style:font-size-complex="20pt"/>
    </style:style>
    <style:style style:name="P10" style:family="paragraph">
      <style:text-properties fo:color="#ffff00" fo:font-family="'Comic Sans MS'" style:font-family-generic="script" style:font-pitch="variable" fo:font-style="italic" style:font-style-asian="italic" style:font-style-complex="italic"/>
    </style:style>
    <style:style style:name="P11" style:family="paragraph">
      <style:paragraph-properties fo:text-align="center"/>
      <style:text-properties fo:color="#ff0000" fo:font-size="24pt" style:font-size-asian="24pt" style:font-size-complex="24pt"/>
    </style:style>
    <style:style style:name="P12" style:family="paragraph">
      <style:text-properties fo:color="#ffff00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color="#ffff00"/>
    </style:style>
    <style:style style:name="P14" style:family="paragraph">
      <style:text-properties fo:font-size="18pt"/>
    </style:style>
    <style:style style:name="P15" style:family="paragraph">
      <style:text-properties fo:color="#ffff00" fo:font-size="18pt"/>
    </style:style>
    <style:style style:name="P16" style:family="paragraph">
      <style:text-properties fo:font-size="20pt"/>
    </style:style>
    <style:style style:name="T1" style:family="text">
      <style:text-properties fo:color="#ffff00"/>
    </style:style>
    <style:style style:name="T2" style:family="text">
      <style:text-properties fo:color="#ffff00" fo:font-size="27.3999996185303pt"/>
    </style:style>
    <style:style style:name="T3" style:family="text">
      <style:text-properties fo:color="#ffffff"/>
    </style:style>
    <style:style style:name="T4" style:family="text">
      <style:text-properties fo:color="#ffff00" fo:font-family="'Comic Sans MS'" style:font-family-generic="script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ffcc99" fo:font-size="22pt" style:font-size-asian="22pt" style:font-size-complex="22pt"/>
    </style:style>
    <style:style style:name="T6" style:family="text">
      <style:text-properties fo:color="#ffff00" fo:font-family="'Comic Sans MS'" style:font-family-generic="script" style:font-pitch="variable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color="#ffff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ffff00" fo:font-size="26pt" style:font-size-asian="26pt" style:font-size-complex="26pt"/>
    </style:style>
    <style:style style:name="T10" style:family="text">
      <style:text-properties fo:color="#ffff00" fo:font-size="24pt" style:font-size-asian="24pt" style:font-size-complex="24pt"/>
    </style:style>
    <style:style style:name="T11" style:family="text">
      <style:text-properties fo:color="#ffff00" fo:font-size="20pt" style:font-size-asian="20pt" style:font-size-complex="20pt"/>
    </style:style>
    <style:style style:name="T12" style:family="text">
      <style:text-properties fo:color="#ffff00" fo:font-size="22pt" style:font-size-asian="22pt" style:font-size-complex="22pt"/>
    </style:style>
    <style:style style:name="T13" style:family="text">
      <style:text-properties fo:color="#ffff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draw:id="id1">
        <office:forms form:automatic-focus="false" form:apply-design-mode="false"/>
        <draw:frame presentation:style-name="pr1" draw:text-style-name="P2" draw:layer="layout" svg:width="24.299cm" svg:height="3.006cm" svg:x="1.35cm" svg:y="0.717cm" presentation:class="title">
          <draw:text-box>
            <text:p text:style-name="P1"><text:span text:style-name="T1">Linux Driver Project</text:span></text:p>
          </draw:text-box>
        </draw:frame>
        <draw:frame presentation:style-name="pr2" draw:text-style-name="P3" draw:layer="layout" svg:width="24.299cm" svg:height="11.88cm" svg:x="1.35cm" svg:y="4.212cm" presentation:class="subtitle">
          <draw:text-box>
            <text:p text:style-name="P1"><text:span text:style-name="T2">CS572, Fall 2010</text:span></text:p>
            <text:p text:style-name="P1"><text:span text:style-name="T2">Remi Auduon</text:span></text:p>
            <text:p text:style-name="P1"><text:span text:style-name="T2">Nathan Collins</text:span></text:p>
            <text:p text:style-name="P1"><text:span text:style-name="T2">Jim Larson</text:span></text:p>
            <text:p text:style-name="P1"><text:span text:style-name="T2">Harry Pan</text:span></text:p>
            <text:p text:style-name="P1"><text:span text:style-name="T2">Andrew Sackville-West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draw:id="id2">
        <office:forms form:automatic-focus="false" form:apply-design-mode="false"/>
        <draw:line draw:style-name="gr2" draw:text-style-name="P5" draw:layer="layout" svg:x1="0.835cm" svg:y1="4.554cm" svg:x2="25.6cm" svg:y2="4.554cm">
          <text:p/>
        </draw:line>
        <draw:frame draw:style-name="gr3" draw:text-style-name="P6" draw:layer="layout" svg:width="4.445cm" svg:height="1.673cm" svg:x="21.59cm" svg:y="14.605cm">
          <draw:text-box>
            <text:p text:style-name="P5"><text:span text:style-name="T3">HW Attached to Teensy</text:span></text:p>
          </draw:text-box>
        </draw:frame>
        <draw:frame draw:style-name="gr4" draw:layer="layout" svg:width="4.943cm" svg:height="0.962cm" svg:x="21.02cm" svg:y="10.467cm">
          <draw:text-box>
            <text:p><text:span text:style-name="T3">Teensy</text:span> <text:span text:style-name="T3">HW/SW</text:span></text:p>
          </draw:text-box>
        </draw:frame>
        <draw:frame draw:style-name="gr5" draw:text-style-name="P7" draw:layer="layout" svg:width="2.331cm" svg:height="0.962cm" svg:x="22.261cm" svg:y="6.35cm">
          <draw:text-box>
            <text:p><text:span text:style-name="T3">Kernel</text:span></text:p>
          </draw:text-box>
        </draw:frame>
        <draw:frame draw:style-name="gr6" draw:text-style-name="P7" draw:layer="layout" svg:width="3.034cm" svg:height="0.962cm" svg:x="21.731cm" svg:y="2.212cm">
          <draw:text-box>
            <text:p><text:span text:style-name="T3">Userland</text:span></text:p>
          </draw:text-box>
        </draw:frame>
        <draw:frame draw:style-name="gr7" draw:text-style-name="P8" draw:layer="layout" svg:width="10.289cm" svg:height="1.53cm" svg:x="8.126cm" svg:y="1.27cm">
          <draw:text-box>
            <text:p><text:span text:style-name="T4">Exciting Applications !</text:span></text:p>
          </draw:text-box>
        </draw:frame>
        <draw:frame draw:style-name="gr8" draw:text-style-name="P9" draw:layer="layout" svg:width="4.445cm" svg:height="1.119cm" svg:x="10.795cm" svg:y="5.87cm">
          <draw:text-box>
            <text:p><text:span text:style-name="T5">Devices</text:span></text:p>
          </draw:text-box>
        </draw:frame>
        <draw:frame draw:style-name="gr9" draw:text-style-name="P9" draw:layer="layout" svg:width="3.669cm" svg:height="1.119cm" svg:x="10.795cm" svg:y="10.387cm">
          <draw:text-box>
            <text:p><text:span text:style-name="T5">Handlers</text:span></text:p>
          </draw:text-box>
        </draw:frame>
        <draw:frame draw:style-name="gr10" draw:text-style-name="P10" draw:layer="layout" svg:width="6.983cm" svg:height="1.598cm" svg:x="9.527cm" svg:y="14.912cm">
          <draw:text-box>
            <text:p><text:span text:style-name="T6">Creative Circuitry</text:span></text:p>
          </draw:text-box>
        </draw:frame>
        <draw:line draw:style-name="gr2" draw:text-style-name="P5" draw:layer="layout" svg:x1="0.872cm" svg:y1="13.397cm" svg:x2="25.637cm" svg:y2="13.397cm">
          <text:p/>
        </draw:line>
        <draw:line draw:style-name="gr2" draw:text-style-name="P5" draw:layer="layout" svg:x1="0.871cm" svg:y1="9.157cm" svg:x2="25.636cm" svg:y2="9.157cm">
          <text:p/>
        </draw:line>
        <draw:custom-shape draw:style-name="gr11" draw:text-style-name="P11" draw:layer="layout" svg:width="1.905cm" svg:height="4.445cm" svg:x="5.08cm" svg:y="6.985cm">
          <text:p text:style-name="P5"><text:span text:style-name="T7">USB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175cm" svg:height="1.27cm" svg:x="4.445cm" svg:y="5.7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3.175cm" svg:height="1.27cm" svg:x="4.445cm" svg:y="11.4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942.82115869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2" draw:layer="layout" svg:width="7.991cm" svg:height="0.962cm" svg:x="9.04cm" svg:y="8.255cm">
          <draw:text-box>
            <text:p><text:span text:style-name="T8">Elegance and Innovation</text:span></text:p>
          </draw:text-box>
        </draw:frame>
        <draw:frame draw:style-name="gr13" draw:text-style-name="P13" draw:layer="layout" svg:width="6.985cm" svg:height="1.673cm" svg:x="0.635cm" svg:y="15.24cm">
          <draw:text-box>
            <text:p><text:span text:style-name="T1">Boring Drivers =&gt; Exciting Applications!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draw:id="id3">
        <office:forms form:automatic-focus="false" form:apply-design-mode="false"/>
        <draw:frame draw:style-name="gr14" draw:text-style-name="P13" draw:layer="layout" svg:width="7.652cm" svg:height="1.276cm" svg:x="1.27cm" svg:y="15.875cm">
          <draw:text-box>
            <text:p><text:span text:style-name="T9">Teensy Hardware</text:span></text:p>
          </draw:text-box>
        </draw:frame>
        <draw:frame draw:style-name="gr4" draw:text-style-name="P13" draw:layer="layout" svg:width="19.075cm" svg:height="5.13cm" svg:x="4.239cm" svg:y="4.044cm">
          <draw:text-box>
            <text:p><text:span text:style-name="T10">Access thru Teensy:</text:span></text:p>
            <text:p><text:span text:style-name="T11"><text:tab/></text:span><text:span text:style-name="T11">Three Color LED</text:span></text:p>
            <text:p><text:span text:style-name="T11"><text:tab/></text:span><text:span text:style-name="T11">LED Indicators</text:span></text:p>
            <text:p><text:span text:style-name="T11"><text:tab/></text:span><text:span text:style-name="T11">ADC Devices: Teensy Port F0 thru F5</text:span></text:p>
            <text:p><text:span text:style-name="T11"><text:tab/></text:span><text:span text:style-name="T11">Motor Controllers: Teensy Timer/Counter in PWM Mode</text:span></text:p>
            <text:p><text:span text:style-name="T11"><text:s text:c="19"/></text:span><text:span text:style-name="T11">Plus Two Port pins to H-bridge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draw:id="id4">
        <office:forms form:automatic-focus="false" form:apply-design-mode="false"/>
        <draw:frame draw:style-name="gr4" draw:text-style-name="P13" draw:layer="layout" svg:width="4.824cm" svg:height="1.195cm" svg:x="1.27cm" svg:y="16.51cm">
          <draw:text-box>
            <text:p><text:span text:style-name="T10">Driver Core</text:span></text:p>
          </draw:text-box>
        </draw:frame>
        <draw:frame draw:style-name="gr4" draw:text-style-name="P13" draw:layer="layout" svg:width="19.063cm" svg:height="11.779cm" svg:x="4.445cm" svg:y="3.81cm">
          <draw:text-box>
            <text:p><text:span text:style-name="T11">Goal: Provide Abstract Interface for device access</text:span></text:p>
            <text:p><text:span text:style-name="T11"/></text:p>
            <text:list text:style-name="L1">
              <text:list-item>
                <text:p><text:span text:style-name="T1"><text:s/></text:span><text:span text:style-name="T1">Transparent access for modular devices </text:span></text:p>
                <text:list>
                  <text:list-item>
                    <text:p><text:span text:style-name="T1">Single entry point for all uses – teensy_send()</text:span></text:p>
                  </text:list-item>
                  <text:list-item>
                    <text:p><text:span text:style-name="T1">Arbitrary data (within limits) with a simple multiplexing scheme</text:span></text:p>
                  </text:list-item>
                  <text:list-item>
                    <text:p><text:span text:style-name="T1">New modules are sheltered from USB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Request-Response scheme</text:span></text:p>
                <text:list>
                  <text:list-item>
                    <text:p><text:span text:style-name="T1">Requests are tagged and submitted to Teensy</text:span></text:p>
                  </text:list-item>
                  <text:list-item>
                    <text:p><text:span text:style-name="T1">Responses return with the same tag</text:span></text:p>
                  </text:list-item>
                  <text:list-item>
                    <text:p><text:span text:style-name="T1">Requests block pending results from Teensy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Future Work</text:span></text:p>
                <text:list>
                  <text:list-item>
                    <text:p><text:span text:style-name="T1">Error-handling – prevent permanently blocked processes</text:span></text:p>
                  </text:list-item>
                  <text:list-item>
                    <text:p><text:span text:style-name="T1">Teensy driven enumeration of devices</text:span></text:p>
                  </text:list-item>
                  <text:list-item>
                    <text:p><text:span text:style-name="T1">Device-specific mutual exclus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draw:id="id5">
        <office:forms form:automatic-focus="false" form:apply-design-mode="false"/>
        <draw:frame draw:style-name="gr4" draw:text-style-name="P13" draw:layer="layout" svg:width="7.809cm" svg:height="1.195cm" svg:x="1.942cm" svg:y="16.51cm">
          <draw:text-box>
            <text:p><text:span text:style-name="T10">User Device Driver</text:span><text:span text:style-name="T12"> </text:span></text:p>
          </draw:text-box>
        </draw:frame>
        <draw:frame draw:style-name="gr4" draw:text-style-name="P13" draw:layer="layout" svg:width="10.391cm" svg:height="8.148cm" svg:x="7.389cm" svg:y="0.635cm">
          <draw:text-box>
            <text:p><text:span text:style-name="T11">Modular modules</text:span></text:p>
            <text:p><text:span text:style-name="T1"/></text:p>
            <text:p><text:span text:style-name="T1">Goal: easy addition of submodules </text:span></text:p>
            <text:list text:style-name="L1">
              <text:list-item>
                <text:p><text:span text:style-name="T1"><text:s/></text:span><text:span text:style-name="T1">Ignore usb and core system</text:span></text:p>
              </text:list-item>
              <text:list-item>
                <text:p><text:span text:style-name="T1"><text:s/></text:span><text:span text:style-name="T1">ignore other submodules</text:span></text:p>
              </text:list-item>
            </text:list>
            <text:p><text:span text:style-name="T1"/></text:p>
            <text:p><text:span text:style-name="T1">Solution</text:span></text:p>
            <text:list text:continue-numbering="true" text:style-name="L1">
              <text:list-item>
                <text:p><text:span text:style-name="T1"><text:s/></text:span><text:span text:style-name="T1">Kernel land: standalone driver</text:span></text:p>
              </text:list-item>
              <text:list-item>
                <text:p><text:span text:style-name="T1"><text:s/></text:span><text:span text:style-name="T1">HW land: handler</text:span></text:p>
              </text:list-item>
            </text:list>
            <text:p><text:span text:style-name="T1"/></text:p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draw:id="id6">
        <office:forms form:automatic-focus="false" form:apply-design-mode="false"/>
        <draw:frame draw:style-name="gr4" draw:text-style-name="P15" draw:layer="layout" svg:width="7.809cm" svg:height="1.195cm" svg:x="1.942cm" svg:y="16.51cm">
          <draw:text-box>
            <text:p text:style-name="P14"><text:span text:style-name="T10">User Device Driver</text:span><text:span text:style-name="T12"> </text:span></text:p>
          </draw:text-box>
        </draw:frame>
        <draw:frame draw:style-name="gr4" draw:text-style-name="P15" draw:layer="layout" svg:width="10.886cm" svg:height="17.391cm" svg:x="7.389cm" svg:y="0.635cm">
          <draw:text-box>
            <text:p text:style-name="P14"><text:span text:style-name="T11">Modular modules</text:span></text:p>
            <text:p text:style-name="P14"><text:span text:style-name="T1">Goal: easy addition of submodules </text:span></text:p>
            <text:list text:style-name="L1">
              <text:list-item>
                <text:p text:style-name="P14"><text:span text:style-name="T1"><text:s/></text:span><text:span text:style-name="T1">Ignore usb and core system</text:span></text:p>
              </text:list-item>
              <text:list-item>
                <text:p text:style-name="P14"><text:span text:style-name="T1"><text:s/></text:span><text:span text:style-name="T1">ignore other submodules</text:span></text:p>
              </text:list-item>
            </text:list>
            <text:p text:style-name="P14"><text:span text:style-name="T1"/></text:p>
            <text:p text:style-name="P14"><text:span text:style-name="T1">Solution</text:span></text:p>
            <text:list text:continue-numbering="true" text:style-name="L1">
              <text:list-item>
                <text:p text:style-name="P14"><text:span text:style-name="T1"><text:s/></text:span><text:span text:style-name="T1">Kernel land: standalone driver</text:span></text:p>
              </text:list-item>
              <text:list-item>
                <text:p text:style-name="P14"><text:span text:style-name="T1"><text:s/></text:span><text:span text:style-name="T1">HW land: handler</text:span></text:p>
                <text:p text:style-name="P14"><text:span text:style-name="T1">/* KERNEL */</text:span></text:p>
              </text:list-item>
            </text:list>
            <text:p text:style-name="P14"><text:span text:style-name="T1">static int (*inits[])(void) <text:s/>= {</text:span></text:p>
            <text:p text:style-name="P14"><text:span text:style-name="T1"><text:s text:c="8"/></text:span><text:span text:style-name="T1">adc_init,</text:span></text:p>
            <text:p text:style-name="P14"><text:span text:style-name="T1"><text:s text:c="8"/></text:span><text:span text:style-name="T1">mc_init,</text:span></text:p>
            <text:p text:style-name="P14"><text:span text:style-name="T1">};</text:span></text:p>
            <text:p text:style-name="P14"><text:span text:style-name="T1">static void (*exits[])(void) <text:s/>= {</text:span></text:p>
            <text:p text:style-name="P14"><text:span text:style-name="T1"><text:s text:c="8"/></text:span><text:span text:style-name="T1">adc_exit,</text:span></text:p>
            <text:p text:style-name="P14"><text:span text:style-name="T1"><text:s text:c="8"/></text:span><text:span text:style-name="T1">mc_exit,</text:span></text:p>
            <text:p text:style-name="P14"><text:span text:style-name="T1">};</text:span></text:p>
            <text:p text:style-name="P14"><text:span text:style-name="T1">/* HW */</text:span></text:p>
            <text:p text:style-name="P14"><text:span text:style-name="T1">switch(msg.destination){</text:span></text:p>
            <text:p text:style-name="P14"><text:span text:style-name="T1"><text:s text:c="12"/></text:span><text:span text:style-name="T1">case 'a':</text:span></text:p>
            <text:p text:style-name="P14"><text:span text:style-name="T1"><text:s text:c="20"/></text:span><text:span text:style-name="T1">handle_adc(msg);break;</text:span></text:p>
            <text:p text:style-name="P14"><text:span text:style-name="T1"><text:s text:c="12"/></text:span><text:span text:style-name="T1">case 'm':</text:span></text:p>
            <text:p text:style-name="P14"><text:span text:style-name="T1"><text:s text:c="20"/></text:span><text:span text:style-name="T1">handle_mc(msg);break;</text:span></text:p>
            <text:p text:style-name="P14"><text:span text:style-name="T1"/></text:p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draw:id="id7">
        <office:forms form:automatic-focus="false" form:apply-design-mode="false"/>
        <draw:frame draw:style-name="gr4" draw:text-style-name="P15" draw:layer="layout" svg:width="17.528cm" svg:height="1.195cm" svg:x="1.27cm" svg:y="16.51cm">
          <draw:text-box>
            <text:p text:style-name="P14"><text:span text:style-name="T10">User Applications – Reading the Environment</text:span></text:p>
          </draw:text-box>
        </draw:frame>
        <draw:frame draw:style-name="gr15" draw:text-style-name="P15" draw:layer="layout" svg:width="22.86cm" svg:height="8.935cm" svg:x="1.27cm" svg:y="3.175cm">
          <draw:text-box>
            <text:p text:style-name="P14"><text:span text:style-name="T11">Example Program: Sensing ambient light level</text:span></text:p>
            <text:p text:style-name="P14"><text:span text:style-name="T11"/></text:p>
            <text:p text:style-name="P14"><text:span text:style-name="T1"><text:s text:c="6"/></text:span><text:span text:style-name="T1">while(1) <text:s text:c="115"/>{ <text:s text:c="74"/></text:span></text:p>
            <text:p text:style-name="P14"><text:span text:style-name="T1"><text:s text:c="7"/></text:span><text:span text:style-name="T1"><text:tab/></text:span><text:span text:style-name="T1"> <text:s text:c="6"/></text:span><text:span text:style-name="T1">/* read from adc */</text:span></text:p>
            <text:p text:style-name="P14"><text:span text:style-name="T1"><text:tab/></text:span><text:span text:style-name="T1"><text:tab/></text:span><text:span text:style-name="T1">read(fdAdc1, buf1, 2); <text:s text:c="91"/>value = (buf1[0] &lt;&lt; 8) + <text:s/>buf1[1]; <text:s text:c="74"/>speed = ((float)value-MinAdc1)/(MaxAdc1-MinAdc1) <text:s text:c="43"/></text:span><text:span text:style-name="T1"><text:tab/></text:span><text:span text:style-name="T1"> <text:s text:c="13"/>*(MaxMSpeed-MinMSpeed) + MinMSpeed; <text:s text:c="28"/></text:span></text:p>
            <text:p text:style-name="P14"><text:span text:style-name="T1"><text:s text:c="15"/></text:span><text:span text:style-name="T1">ioctl(fdM0, MC_IOC_FWD, speed );</text:span></text:p>
            <text:p text:style-name="P14"><text:span text:style-name="T1"><text:tab/></text:span><text:span text:style-name="T1">}</text:span></text:p>
            <text:p text:style-name="P14"><text:span text:style-name="T1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draw:id="id8">
        <office:forms form:automatic-focus="false" form:apply-design-mode="false"/>
        <draw:frame draw:style-name="gr4" draw:text-style-name="P13" draw:layer="layout" svg:width="17.528cm" svg:height="1.195cm" svg:x="1.27cm" svg:y="16.51cm">
          <draw:text-box>
            <text:p><text:span text:style-name="T10">User Applications – Reading the Environment</text:span></text:p>
          </draw:text-box>
        </draw:frame>
        <draw:frame draw:style-name="gr15" draw:text-style-name="P13" draw:layer="layout" svg:width="22.86cm" svg:height="8.224cm" svg:x="1.27cm" svg:y="3.175cm">
          <draw:text-box>
            <text:p><text:span text:style-name="T11"/></text:p>
            <text:p><text:span text:style-name="T11">Example Program: Monitoring system load</text:span></text:p>
            <text:p><text:span text:style-name="T3">fp = fopen("/proc/stat", "r");</text:span></text:p>
            <text:p><text:span text:style-name="T3">fgets(buffer, 255, fp);</text:span></text:p>
            <text:p><text:span text:style-name="T3">sscanf(buffer, "cpu <text:s/>%llu %llu %llu %llu %llu %llu %llu %llu",</text:span></text:p>
            <text:p><text:span text:style-name="T3"><text:s text:c="16"/></text:span><text:span text:style-name="T3">&amp;usertime, &amp;nicetime, &amp;systemtime, &amp;idletime,</text:span></text:p>
            <text:p><text:span text:style-name="T3"><text:s text:c="16"/></text:span><text:span text:style-name="T3">&amp;ioWait, &amp;irq, &amp;softIrq, &amp;steal);</text:span></text:p>
            <text:p><text:span text:style-name="T3">...</text:span></text:p>
            <text:p><text:span text:style-name="T3">double cpu = MIN(100.0, MAX(0.0, ((nicePeriod + userPeriod +</text:span></text:p>
            <text:p><text:span text:style-name="T3">systemAllPeriod) / totalPeriod * 100.0)));</text:span></text:p>
            <text:p><text:span text:style-name="T1"/></text:p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draw:id="id9">
        <office:forms form:automatic-focus="false" form:apply-design-mode="false"/>
        <draw:frame draw:style-name="gr4" draw:text-style-name="P13" draw:layer="layout" svg:width="9.485cm" svg:height="0.962cm" svg:x="3.81cm" svg:y="4.445cm">
          <draw:text-box>
            <text:p><text:span text:style-name="T1">Innovation in Driver Architecture</text:span></text:p>
          </draw:text-box>
        </draw:frame>
        <draw:frame draw:style-name="gr4" draw:text-style-name="P13" draw:layer="layout" svg:width="8.74cm" svg:height="0.962cm" svg:x="6.35cm" svg:y="6.985cm">
          <draw:text-box>
            <text:p><text:span text:style-name="T1">USB Monitor to User Devices</text:span></text:p>
          </draw:text-box>
        </draw:frame>
        <draw:frame draw:style-name="gr4" draw:text-style-name="P13" draw:layer="layout" svg:width="9.599cm" svg:height="0.962cm" svg:x="8.731cm" svg:y="9.197cm">
          <draw:text-box>
            <text:p><text:span text:style-name="T1">Access to Hardware thru Teensy</text:span></text:p>
          </draw:text-box>
        </draw:frame>
        <draw:frame draw:style-name="gr4" draw:text-style-name="P12" draw:layer="layout" svg:width="19.628cm" svg:height="1.276cm" svg:x="4.824cm" svg:y="12.059cm">
          <draw:text-box>
            <text:p><text:span text:style-name="T13">Boring Drivers enable Exciting Applications</text:span></text:p>
          </draw:text-box>
        </draw:frame>
        <draw:frame draw:style-name="gr4" draw:text-style-name="P13" draw:layer="layout" svg:width="9.887cm" svg:height="1.038cm" svg:x="1.27cm" svg:y="16.51cm">
          <draw:text-box>
            <text:p><text:span text:style-name="T11">Linux Driver Project Summary</text:span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4.299cm" svg:height="3.005cm" svg:x="1.35cm" svg:y="0.717cm" presentation:class="title" presentation:placeholder="true">
        <draw:text-box/>
      </draw:frame>
      <draw:frame presentation:style-name="lyt-bluegrey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Blue and Grey</dc:title>
    <dc:description>Presentation Layout Template</dc:description>
    <meta:creation-date>2010-11-25T08:40:36.44</meta:creation-date>
    <dc:language>en-US</dc:language>
    <meta:editing-cycles>17</meta:editing-cycles>
    <meta:editing-duration>PT51H18M45S</meta:editing-duration>
    <meta:initial-creator>jim larson</meta:initial-creator>
    <dc:date>2010-11-29T12:09:53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C:/Program%20Files%20(x86)/OpenOffice.org%203/Basis/share/template/en-US/layout/lyt-bluegrey.otp" meta:date="2006-12-14T14:26:47"/>
  </office:meta>
</office:document-meta>
</file>